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#% $Id$ </text:span></text:p>
      <text:p text:style-name="P1"><text:span text:style-name="T1">#</text:span></text:p>
      <text:p text:style-name="P1"><text:span text:style-name="T1">#</text:span></text:p>
      <text:p text:style-name="P1"><text:span text:style-name="T1"># Copyright (C) 2002-2007</text:span></text:p>
      <text:p text:style-name="P1"><text:span text:style-name="T1"># The MeqTree Foundation &amp; </text:span></text:p>
      <text:p text:style-name="P1"><text:span text:style-name="T1"># ASTRON (Netherlands Foundation for Research in Astronomy)</text:span></text:p>
      <text:p text:style-name="P1"><text:span text:style-name="T1"># P.O.Box 2, 7990 AA Dwingeloo, The Netherlands</text:span></text:p>
      <text:p text:style-name="P1"><text:span text:style-name="T1">#</text:span></text:p>
      <text:p text:style-name="P1"><text:span text:style-name="T1"># This program is free software; you can redistribute it and/or modify</text:span></text:p>
      <text:p text:style-name="P1"><text:span text:style-name="T1"># it under the terms of the GNU General Public License as published by</text:span></text:p>
      <text:p text:style-name="P1"><text:span text:style-name="T1"># the Free Software Foundation; either version 2 of the License, or</text:span></text:p>
      <text:p text:style-name="P1"><text:span text:style-name="T1"># (at your option) any later version.</text:span></text:p>
      <text:p text:style-name="P1"><text:span text:style-name="T1">#</text:span></text:p>
      <text:p text:style-name="P1"><text:span text:style-name="T1"># This program is distributed in the hope that it will be useful,</text:span></text:p>
      <text:p text:style-name="P1"><text:span text:style-name="T1"># but WITHOUT ANY WARRANTY; without even the implied warranty of</text:span></text:p>
      <text:p text:style-name="P1"><text:span text:style-name="T1"># MERCHANTABILITY or FITNESS FOR A PARTICULAR PURPOSE.<text:s text:c="2"/>See the</text:span></text:p>
      <text:p text:style-name="P1"><text:span text:style-name="T1"># GNU General Public License for more details.</text:span></text:p>
      <text:p text:style-name="P1"><text:span text:style-name="T1">#</text:span></text:p>
      <text:p text:style-name="P1"><text:span text:style-name="T1"># You should have received a copy of the GNU General Public License</text:span></text:p>
      <text:p text:style-name="P1"><text:span text:style-name="T1"># along with this program; if not, see &lt;http://www.gnu.org/licenses/&gt;,</text:span></text:p>
      <text:p text:style-name="P1"><text:span text:style-name="T1"># or write to the Free Software Foundation, Inc., </text:span></text:p>
      <text:p text:style-name="P1"><text:span text:style-name="T1"># 59 Temple Place, Suite 330, Boston, MA<text:s text:c="2"/>02111-1307<text:s text:c="2"/>USA</text:span></text:p>
      <text:p text:style-name="P1"><text:span text:style-name="T1">#</text:span></text:p>
      <text:p text:style-name="P1"><text:span text:style-name="T1"/></text:p>
      <text:p text:style-name="P1"><text:span text:style-name="T1"><text:s/># standard preamble</text:span></text:p>
      <text:p text:style-name="P1"><text:span text:style-name="T1">from Timba.TDL import *</text:span></text:p>
      <text:p text:style-name="P1"><text:span text:style-name="T1">from Timba.Meq import meq</text:span></text:p>
      <text:p text:style-name="P1"><text:span text:style-name="T1">import math</text:span></text:p>
      <text:p text:style-name="P1"><text:span text:style-name="T1"/></text:p>
      <text:p text:style-name="P1"><text:span text:style-name="T1">import Meow</text:span></text:p>
      <text:p text:style-name="P1"><text:span text:style-name="T1">import Meow.StdTrees</text:span></text:p>
      <text:p text:style-name="P1"><text:span text:style-name="T1"/></text:p>
      <text:p text:style-name="P1"><text:span text:style-name="T1"/></text:p>
      <text:p text:style-name="P1"><text:span text:style-name="T1"># MS options first</text:span></text:p>
      <text:p text:style-name="P1"><text:span text:style-name="T1">mssel = Meow.MSUtils.MSSelector(has_input=False,tile_sizes=[8,16,32],flags=False);</text:span></text:p>
      <text:p text:style-name="P1"><text:span text:style-name="T1"># MS compile-time options</text:span></text:p>
      <text:p text:style-name="P1"><text:span text:style-name="T1">TDLCompileOptions(*mssel.compile_options());</text:span></text:p>
      <text:p text:style-name="P1"><text:span text:style-name="T1">TDLCompileOption("run_purr","Start Purr on this MS",True);</text:span></text:p>
      <text:p text:style-name="P1"><text:span text:style-name="T1"># MS run-time options</text:span></text:p>
      <text:p text:style-name="P1"><text:span text:style-name="T1">TDLRuntimeOptions(*mssel.runtime_options());</text:span></text:p>
      <text:p text:style-name="P1"><text:span text:style-name="T1">## also possible:</text:span></text:p>
      <text:p text:style-name="P1"><text:span text:style-name="T1"># TDLRuntimeMenu("MS selection options",open=True,*mssel.runtime_options());</text:span></text:p>
      <text:p text:style-name="P1"><text:span text:style-name="T1"/></text:p>
      <text:p text:style-name="P1"><text:span text:style-name="T1"># UVW</text:span></text:p>
      <text:p text:style-name="P1"><text:span text:style-name="T1">TDLCompileOptions(*Meow.IfrArray.compile_options());</text:span></text:p>
      <text:p text:style-name="P1"><text:span text:style-name="T1"/></text:p>
      <text:p text:style-name="P1"><text:span text:style-name="T1"># simulation mode menu</text:span></text:p>
      <text:p text:style-name="P1"><text:span text:style-name="T1">SIM_ONLY = "sim only";</text:span></text:p>
      <text:p text:style-name="P1"><text:span text:style-name="T1">ADD_MS<text:s text:c="3"/>= "add to MS";</text:span></text:p>
      <text:p text:style-name="P1"><text:span text:style-name="T1">SUB_MS<text:s text:c="3"/>= "subtract from MS";</text:span></text:p>
      <text:p text:style-name="P1"><text:span text:style-name="T1">simmode_opt = TDLCompileOption("sim_mode","Simulation mode",[SIM_ONLY,ADD_MS,SUB_MS]);</text:span></text:p>
      <text:p text:style-name="P1"><text:span text:style-name="T1">simmode_opt.when_changed(lambda mode:mssel.enable_input_column(mode!=SIM_ONLY));</text:span></text:p>
      <text:p text:style-name="P1"><text:span text:style-name="T1"/></text:p>
      <text:p text:style-name="P1"><text:span text:style-name="T1"># now load optional modules for the ME maker</text:span></text:p>
      <text:p text:style-name="P1"><text:span text:style-name="T1">from Meow import MeqMaker</text:span></text:p>
      <text:p text:style-name="P1"><text:span text:style-name="T1">meqmaker = MeqMaker.MeqMaker();</text:span></text:p>
      <text:p text:style-name="P1"><text:span text:style-name="T1"/></text:p>
      <text:p text:style-name="P1"><text:span text:style-name="T1"># specify available sky models</text:span></text:p>
      <text:p text:style-name="P1"><text:span text:style-name="T1"># these will show up in the menu automatically</text:span></text:p>
      <text:p text:style-name="P1"><text:span text:style-name="T1">from Siamese.OMS import gridded_sky</text:span></text:p>
      <text:p text:style-name="P1"><text:span text:style-name="T1">from Siamese.OMS import transient_sky</text:span></text:p>
      <text:p text:style-name="P1"><text:span text:style-name="T1">from Siamese.OMS import fitsimage_sky</text:span></text:p>
      <text:p text:style-name="P1"><text:span text:style-name="T1">import sky_models</text:span></text:p>
      <text:p text:style-name="P1"><text:span text:style-name="T1">import Meow.LSM</text:span></text:p>
      <text:p text:style-name="P1"><text:span text:style-name="T1">lsm = Meow.LSM.MeowLSM(include_options=False);</text:span></text:p>
      <text:p text:style-name="P1"><text:span text:style-name="T1"/></text:p>
      <text:p text:style-name="P1"><text:span text:style-name="T1">meqmaker.add_sky_models([gridded_sky,transient_sky,fitsimage_sky,sky_models,lsm]);</text:span></text:p>
      <text:p text:style-name="P1"><text:span text:style-name="T1"/></text:p>
      <text:p text:style-name="P1"><text:span text:style-name="T1"># now add optional Jones terms</text:span></text:p>
      <text:p text:style-name="P1"><text:span text:style-name="T1"># these will show up in the menu automatically</text:span></text:p>
      <text:p text:style-name="P1"><text:span text:style-name="T1"/></text:p>
      <text:p text:style-name="P1"><text:span text:style-name="T1"># Ncorr - correct for N</text:span></text:p>
      <text:p text:style-name="P1"><text:span text:style-name="T1">from Siamese.OMS import oms_n_inverse</text:span></text:p>
      <text:p text:style-name="P1"><text:span text:style-name="T1">meqmaker.add_sky_jones('Ncorr','n-term correction',oms_n_inverse);</text:span></text:p>
      <text:p text:style-name="P1"><text:span text:style-name="T1"/></text:p>
      <text:p text:style-name="P1"><text:span text:style-name="T1"># P - Parallactic angle</text:span></text:p>
      <text:p text:style-name="P1"><text:span text:style-name="T1">from Siamese.OMS import par_angle</text:span></text:p>
      <text:p text:style-name="P1"><text:span text:style-name="T1">meqmaker.add_sky_jones('P','parallactic angle',par_angle);</text:span></text:p>
      <text:p text:style-name="P1"><text:span text:style-name="T1"/></text:p>
      <text:p text:style-name="P1"><text:span text:style-name="T1"># Z - ionosphere</text:span></text:p>
      <text:p text:style-name="P1"><text:span text:style-name="T1">from Siamese.OMS import oms_ionosphere</text:span></text:p>
      <text:p text:style-name="P1"><text:span text:style-name="T1">meqmaker.add_sky_jones('Z','ionosphere',oms_ionosphere);</text:span></text:p>
      <text:p text:style-name="P1"><text:span text:style-name="T1"/></text:p>
      <text:p text:style-name="P1"><text:span text:style-name="T1"># L - dipole projection</text:span></text:p>
      <text:p text:style-name="P1"><text:span text:style-name="T1">from Siamese.OMS import oms_dipole_projection</text:span></text:p>
      <text:p text:style-name="P1"><text:span text:style-name="T1">meqmaker.add_sky_jones('L','dipole projection',oms_dipole_projection);</text:span></text:p>
      <text:p text:style-name="P1"><text:span text:style-name="T1"/></text:p>
      <text:p text:style-name="P1"><text:span text:style-name="T1"># E - beam</text:span></text:p>
      <text:p text:style-name="P1"><text:span text:style-name="T1">from Siamese.OMS import analytic_beams</text:span></text:p>
      <text:p text:style-name="P1"><text:span text:style-name="T1">from Siamese.SBY import sarod_cs1_beams</text:span></text:p>
      <text:p text:style-name="P1"><text:span text:style-name="T1">from Siamese.OMS import wsrt_beams</text:span></text:p>
      <text:p text:style-name="P1"><text:span text:style-name="T1">from Siamese.SBY import lofar_beams</text:span></text:p>
      <text:p text:style-name="P1"><text:span text:style-name="T1"># from Siamese import embrace_beams</text:span></text:p>
      <text:p text:style-name="P1"><text:span text:style-name="T1">from Siamese import vla_beams</text:span></text:p>
      <text:p text:style-name="P1"><text:span text:style-name="T1">from Siamese import mwa_beams</text:span></text:p>
      <text:p text:style-name="P1"><text:span text:style-name="T1">from Siamese import cortes_beams</text:span></text:p>
      <text:p text:style-name="P1"><text:span text:style-name="T1">from Siamese.OMS import oms_pointing_errors</text:span></text:p>
      <text:p text:style-name="P1"><text:span text:style-name="T1">meqmaker.add_sky_jones('E','beam',[analytic_beams,sarod_cs1_beams,wsrt_beams,lofar_beams,vla_beams,mwa_beams,cortes_beams],pointing=oms_pointing_errors);</text:span></text:p>
      <text:p text:style-name="P1"><text:span text:style-name="T1"/></text:p>
      <text:p text:style-name="P1"><text:span text:style-name="T1"># P - Parallactic angle</text:span></text:p>
      <text:p text:style-name="P1"><text:span text:style-name="T1"># from Siamese.OMS import par_angle</text:span></text:p>
      <text:p text:style-name="P1"><text:span text:style-name="T1">from Siamese.OMS import feed_angle</text:span></text:p>
      <text:p text:style-name="P1"><text:span text:style-name="T1"># meqmaker.add_sky_jones('P','parallactic angle',par_angle);</text:span></text:p>
      <text:p text:style-name="P1"><text:span text:style-name="T1">meqmaker.add_uv_jones('P','feed angle',feed_angle);</text:span></text:p>
      <text:p text:style-name="P1"><text:span text:style-name="T1"/></text:p>
      <text:p text:style-name="P1"><text:span text:style-name="T1"># G - gains</text:span></text:p>
      <text:p text:style-name="P1"><text:span text:style-name="T1">from Siamese.OMS import oms_gain_models</text:span></text:p>
      <text:p text:style-name="P1"><text:span text:style-name="T1">meqmaker.add_uv_jones('G','gains/phases',oms_gain_models);</text:span></text:p>
      <text:p text:style-name="P1"><text:span text:style-name="T1"/></text:p>
      <text:p text:style-name="P1"><text:span text:style-name="T1"># very important -- insert meqmaker's options properly</text:span></text:p>
      <text:p text:style-name="P1"><text:span text:style-name="T1">TDLCompileOptions(*meqmaker.compile_options());</text:span></text:p>
      <text:p text:style-name="P1"><text:span text:style-name="T1"># TDLRuntimeOptions(*meqmaker.runtime_options());</text:span></text:p>
      <text:p text:style-name="P1"><text:span text:style-name="T1"/></text:p>
      <text:p text:style-name="P1"><text:span text:style-name="T1"># noise option</text:span></text:p>
      <text:p text:style-name="P1"><text:span text:style-name="T1">TDLCompileOption("noise_stddev","Add noise, Jy",[None,1e-6,1e-3],more=float);</text:span></text:p>
      <text:p text:style-name="P1"><text:span text:style-name="T1"/></text:p>
      <text:p text:style-name="P1"><text:span text:style-name="T1"># visualisation option</text:span></text:p>
      <text:p text:style-name="P1"><text:span text:style-name="T1"># from Siamese.OMS import Visualisation</text:span></text:p>
      <text:p text:style-name="P1"><text:span text:style-name="T1"># from Timba.Contrib.SJG import Visualisation</text:span></text:p>
      <text:p text:style-name="P1"><text:span text:style-name="T1"># TDLCompileOptions(*Visualisation.compile_options())</text:span></text:p>
      <text:p text:style-name="P1"><text:span text:style-name="T1"/></text:p>
      <text:p text:style-name="P1"><text:span text:style-name="T1"/></text:p>
      <text:p text:style-name="P1"><text:span text:style-name="T1"># MPI options</text:span></text:p>
      <text:p text:style-name="P1"><text:span text:style-name="T1">from Meow import Parallelization</text:span></text:p>
      <text:p text:style-name="P1"><text:span text:style-name="T1">TDLCompileOptions(*Parallelization.compile_options());</text:span></text:p>
      <text:p text:style-name="P1"><text:span text:style-name="T1"/></text:p>
      <text:p text:style-name="P1"><text:span text:style-name="T1">def _define_forest (ns):</text:span></text:p>
      <text:p text:style-name="P1"><text:span text:style-name="T1"><text:s text:c="2"/>#ANTENNAS = mssel.get_antenna_set(range(1,28));</text:span></text:p>
      <text:p text:style-name="P1"><text:span text:style-name="T1"><text:s text:c="2"/>#array = Meow.IfrArray(ns,ANTENNAS);</text:span></text:p>
      <text:p text:style-name="P1"><text:span text:style-name="T1"><text:s text:c="2"/>#observation = Meow.Observation(ns);</text:span></text:p>
      <text:p text:style-name="P1"><text:span text:style-name="T1"><text:s text:c="2"/>#Meow.Context.set(array,observation);</text:span></text:p>
      <text:p text:style-name="P1"><text:span text:style-name="T1"><text:s text:c="2"/>#stas = array.stations();</text:span></text:p>
      <text:p text:style-name="P1"><text:span text:style-name="T1"><text:s text:c="2"/>if not mssel.msname:</text:span></text:p>
      <text:p text:style-name="P1"><text:span text:style-name="T1"><text:s text:c="4"/>raise RuntimeError,"MS not set up in compile-time options";</text:span></text:p>
      <text:p text:style-name="P1"><text:span text:style-name="T1"><text:s text:c="2"/>if run_purr:</text:span></text:p>
      <text:p text:style-name="P1"><text:span text:style-name="T1"><text:s text:c="4"/>print mssel.msname;</text:span></text:p>
      <text:p text:style-name="P1"><text:span text:style-name="T1"><text:s text:c="4"/>import os.path</text:span></text:p>
      <text:p text:style-name="P1"><text:span text:style-name="T1"><text:s text:c="4"/>purrlog = os.path.normpath(mssel.msname)+".purrlog";</text:span></text:p>
      <text:p text:style-name="P1"><text:span text:style-name="T1"><text:s text:c="4"/>Timba.TDL.GUI.purr(purrlog,[mssel.msname,'.']);</text:span></text:p>
      <text:p text:style-name="P1"><text:span text:style-name="T1"><text:s text:c="2"/># setup contexts properly</text:span></text:p>
      <text:p text:style-name="P1"><text:span text:style-name="T1"><text:s text:c="2"/>array,observation = mssel.setup_observation_context(ns);</text:span></text:p>
      <text:p text:style-name="P1"><text:span text:style-name="T1"/></text:p>
      <text:p text:style-name="P1"><text:span text:style-name="T1"><text:s text:c="2"/># setup imaging options (now that we have an imaging size set up)</text:span></text:p>
      <text:p text:style-name="P1"><text:span text:style-name="T1"><text:s text:c="2"/>imsel = mssel.imaging_selector(npix=512,arcmin=meqmaker.estimate_image_size());</text:span></text:p>
      <text:p text:style-name="P1"><text:span text:style-name="T1"><text:s text:c="2"/>TDLRuntimeMenu("Imaging options",*imsel.option_list());</text:span></text:p>
      <text:p text:style-name="P1"><text:span text:style-name="T1"><text:s text:c="2"/></text:span></text:p>
      <text:p text:style-name="P1"><text:span text:style-name="T1"><text:s text:c="2"/># get a predict tree from the MeqMaker</text:span></text:p>
      <text:p text:style-name="P1"><text:span text:style-name="T1"><text:s text:c="2"/>output = meqmaker.make_predict_tree(ns);</text:span></text:p>
      <text:p text:style-name="P1"><text:span text:style-name="T1"><text:s text:c="2"/></text:span></text:p>
      <text:p text:style-name="P1"><text:span text:style-name="T1"><text:s text:c="2"/># throw in a bit of noise</text:span></text:p>
      <text:p text:style-name="P1"><text:span text:style-name="T1"><text:s text:c="2"/>if noise_stddev:</text:span></text:p>
      <text:p text:style-name="P1"><text:span text:style-name="T1"><text:s text:c="4"/># make two complex noise terms per station (x/y)</text:span></text:p>
      <text:p text:style-name="P1"><text:span text:style-name="T1"><text:s text:c="4"/>noisedef = Meq.GaussNoise(stddev=noise_stddev)</text:span></text:p>
      <text:p text:style-name="P1"><text:span text:style-name="T1"><text:s text:c="4"/>noise_x = ns.sta_noise('x');</text:span></text:p>
      <text:p text:style-name="P1"><text:span text:style-name="T1"><text:s text:c="4"/>noise_y = ns.sta_noise('y');</text:span></text:p>
      <text:p text:style-name="P1"><text:span text:style-name="T1"><text:s text:c="4"/>for p in array.stations():</text:span></text:p>
      <text:p text:style-name="P1"><text:span text:style-name="T1"><text:s text:c="6"/>noise_x(p) &lt;&lt; Meq.ToComplex(noisedef,noisedef);</text:span></text:p>
      <text:p text:style-name="P1"><text:span text:style-name="T1"><text:s text:c="6"/>noise_y(p) &lt;&lt; Meq.ToComplex(noisedef,noisedef);</text:span></text:p>
      <text:p text:style-name="P1"><text:span text:style-name="T1"><text:s text:c="4"/># now combine them into per-baseline noise matrices</text:span></text:p>
      <text:p text:style-name="P1"><text:span text:style-name="T1"><text:s text:c="4"/>for p,q in array.ifrs():</text:span></text:p>
      <text:p text:style-name="P1"><text:span text:style-name="T1"><text:s text:c="6"/>noise = ns.noise(p,q) &lt;&lt; Meq.Matrix22(</text:span></text:p>
      <text:p text:style-name="P1"><text:span text:style-name="T1"><text:s text:c="8"/>noise_x(p)+noise_x(q),noise_x(p)+noise_y(q),</text:span></text:p>
      <text:p text:style-name="P1"><text:span text:style-name="T1"><text:s text:c="8"/>noise_y(p)+noise_x(q),noise_y(p)+noise_y(q)</text:span></text:p>
      <text:p text:style-name="P1"><text:span text:style-name="T1"><text:s text:c="6"/>);</text:span></text:p>
      <text:p text:style-name="P1"><text:span text:style-name="T1"><text:s text:c="6"/>ns.noisy_predict(p,q) &lt;&lt; output(p,q) + noise;</text:span></text:p>
      <text:p text:style-name="P1"><text:span text:style-name="T1"><text:s text:c="4"/>output = ns.noisy_predict;</text:span></text:p>
      <text:p text:style-name="P1"><text:span text:style-name="T1"><text:s text:c="4"/></text:span></text:p>
      <text:p text:style-name="P1"><text:span text:style-name="T1"><text:s text:c="2"/># in add or subtract sim mode, make some spigots and add/subtract visibilities</text:span></text:p>
      <text:p text:style-name="P1"><text:span text:style-name="T1"><text:s text:c="2"/>if sim_mode == ADD_MS:</text:span></text:p>
      <text:p text:style-name="P1"><text:span text:style-name="T1"><text:s text:c="4"/>spigots = array.spigots();</text:span></text:p>
      <text:p text:style-name="P1"><text:span text:style-name="T1"><text:s text:c="4"/>for p,q in array.ifrs():</text:span></text:p>
      <text:p text:style-name="P1"><text:span text:style-name="T1"><text:s text:c="6"/>ns.sum(p,q) &lt;&lt; output(p,q) + spigots(p,q);</text:span></text:p>
      <text:p text:style-name="P1"><text:span text:style-name="T1"><text:s text:c="4"/>output = ns.sum;</text:span></text:p>
      <text:p text:style-name="P1"><text:span text:style-name="T1"><text:s text:c="2"/>elif sim_mode == SUB_MS:</text:span></text:p>
      <text:p text:style-name="P1"><text:span text:style-name="T1"><text:s text:c="4"/>spigots = array.spigots();</text:span></text:p>
      <text:p text:style-name="P1"><text:span text:style-name="T1"><text:s text:c="4"/>for p,q in array.ifrs():</text:span></text:p>
      <text:p text:style-name="P1"><text:span text:style-name="T1"><text:s text:c="6"/>ns.diff(p,q) &lt;&lt; spigots(p,q) - output(p,q);</text:span></text:p>
      <text:p text:style-name="P1"><text:span text:style-name="T1"><text:s text:c="4"/>output = ns.diff;</text:span></text:p>
      <text:p text:style-name="P1"><text:span text:style-name="T1"><text:s text:c="2"/>else:</text:span></text:p>
      <text:p text:style-name="P1"><text:span text:style-name="T1"><text:s text:c="4"/>spigots = False;</text:span></text:p>
      <text:p text:style-name="P1"><text:span text:style-name="T1"/></text:p>
      <text:p text:style-name="P1"><text:span text:style-name="T1"><text:s text:c="2"/>meqmaker.make_per_ifr_bookmarks(output,"Output visibilities");</text:span></text:p>
      <text:p text:style-name="P1"><text:span text:style-name="T1"><text:s text:c="2"/></text:span></text:p>
      <text:p text:style-name="P1"><text:span text:style-name="T1"><text:s text:c="2"/># make sinks and vdm.</text:span></text:p>
      <text:p text:style-name="P1"><text:span text:style-name="T1"><text:s text:c="2"/># The list of inspectors comes in handy here</text:span></text:p>
      <text:p text:style-name="P1"><text:span text:style-name="T1"><text:s text:c="2"/># inspectors = list(meqmaker.get_inspectors() or [])</text:span></text:p>
      <text:p text:style-name="P1"><text:span text:style-name="T1"><text:s text:c="2"/># Add any visualisations that are selected</text:span></text:p>
      <text:p text:style-name="P1"><text:span text:style-name="T1"><text:s text:c="2"/># inspectors.extend(Visualisation.get_inspectors(ns))</text:span></text:p>
      <text:p text:style-name="P1"><text:span text:style-name="T1"><text:s text:c="2"/>Meow.StdTrees.make_sinks(ns,output,spigots=spigots,post=meqmaker.get_inspectors());</text:span></text:p>
      <text:p text:style-name="P1"><text:span text:style-name="T1"><text:s text:c="2"/># Meow.StdTrees.make_sinks(ns,output,spigots=spigots,post=inspectors); </text:span></text:p>
      <text:p text:style-name="P1"><text:span text:style-name="T1"><text:s text:c="2"/># gets all the current inspectors (convert to list as tuple originally)</text:span></text:p>
      <text:p text:style-name="P1"><text:span text:style-name="T1"><text:s text:c="2"/># inspectors = list(meqmaker.get_inspectors() or [])</text:span></text:p>
      <text:p text:style-name="P1"><text:span text:style-name="T1"/></text:p>
      <text:p text:style-name="P1"><text:span text:style-name="T1"><text:s text:c="2"/># very important -- insert meqmaker's options properly</text:span></text:p>
      <text:p text:style-name="P1"><text:span text:style-name="T1"><text:s text:c="2"/>TDLRuntimeOptions(*meqmaker.runtime_options());</text:span></text:p>
      <text:p text:style-name="P1"><text:span text:style-name="T1"/></text:p>
      <text:p text:style-name="P1"><text:span text:style-name="T1"><text:s text:c="2"/># Add any visualisations that are selected</text:span></text:p>
      <text:p text:style-name="P1"><text:span text:style-name="T1"><text:s text:c="2"/># inspectors.extend(Visualisation.get_inspectors(ns))</text:span></text:p>
      <text:p text:style-name="P1"><text:span text:style-name="T1"/></text:p>
      <text:p text:style-name="P1"><text:span text:style-name="T1"><text:s text:c="2"/># Meow.StdTrees.make_sinks(ns,output,spigots=spigots,post=meqmaker.get_inspectors());</text:span></text:p>
      <text:p text:style-name="P1"><text:span text:style-name="T1"/></text:p>
      <text:p text:style-name="P1"><text:span text:style-name="T1"><text:s text:c="3"/># moved here from outside function when visualisation used</text:span></text:p>
      <text:p text:style-name="P1"><text:span text:style-name="T1"><text:s text:c="2"/>#TDLRuntimeOptions(*meqmaker.runtime_options());</text:span></text:p>
      <text:p text:style-name="P1"><text:span text:style-name="T1"/></text:p>
      <text:p text:style-name="P1"><text:span text:style-name="T1"><text:s text:c="4"/></text:span></text:p>
      <text:p text:style-name="P1"><text:span text:style-name="T1"><text:s text:c="2"/># close the meqmaker. This produces annotations, etc.</text:span></text:p>
      <text:p text:style-name="P1"><text:span text:style-name="T1"><text:s text:c="2"/>meqmaker.close();</text:span></text:p>
      <text:p text:style-name="P1"><text:span text:style-name="T1"/></text:p>
      <text:p text:style-name="P1"><text:span text:style-name="T1"/></text:p>
      <text:p text:style-name="P1"><text:span text:style-name="T1">def _tdl_job_1_simulate_MS (mqs,parent,wait=False):</text:span></text:p>
      <text:p text:style-name="P1"><text:span text:style-name="T1"><text:s text:c="2"/>mqs.execute('VisDataMux',mssel.create_io_request(),wait=wait);</text:span></text:p>
      <text:p text:style-name="P1"><text:span text:style-name="T1"><text:s text:c="2"/></text:span></text:p>
      <text:p text:style-name="P1"><text:span text:style-name="T1"><text:s text:c="2"/></text:span></text:p>
      <text:p text:style-name="P1"><text:span text:style-name="T1"># this is a useful thing to have at the bottom of the script, it allows us to check the tree for consistency</text:span></text:p>
      <text:p text:style-name="P1"><text:span text:style-name="T1"># simply by running 'python script.tdl'</text:span></text:p>
      <text:p text:style-name="P1"><text:span text:style-name="T1"/></text:p>
      <text:p text:style-name="P1"><text:span text:style-name="T1">if __name__ == '__main__':</text:span></text:p>
      <text:p text:style-name="P1"><text:span text:style-name="T1"><text:s text:c="2"/>ns = NodeScope();</text:span></text:p>
      <text:p text:style-name="P1"><text:span text:style-name="T1"><text:s text:c="2"/>_define_forest(ns);</text:span></text:p>
      <text:p text:style-name="P1"><text:span text:style-name="T1"><text:s text:c="2"/># resolves nodes</text:span></text:p>
      <text:p text:style-name="P1"><text:span text:style-name="T1"><text:s text:c="2"/>ns.Resolve();<text:s text:c="2"/></text:span></text:p>
      <text:p text:style-name="P1"><text:span text:style-name="T1"><text:s text:c="2"/></text:span></text:p>
      <text:p text:style-name="P1"><text:span text:style-name="T1"><text:s text:c="2"/>print len(ns.AllNodes()),'nodes defined';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